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7" style:family="table">
      <style:table-properties style:width="6.5167in" table:align="left" style:writing-mode="lr-tb"/>
    </style:style>
    <style:style style:name="Table27.A" style:family="table-column">
      <style:table-column-properties style:column-width="1.6in"/>
    </style:style>
    <style:style style:name="Table27.B" style:family="table-column">
      <style:table-column-properties style:column-width="1.4882in"/>
    </style:style>
    <style:style style:name="Table27.C" style:family="table-column">
      <style:table-column-properties style:column-width="1.1236in"/>
    </style:style>
    <style:style style:name="Table27.D" style:family="table-column">
      <style:table-column-properties style:column-width="2.3049in"/>
    </style:style>
    <style:style style:name="Table27.1" style:family="table-row">
      <style:table-row-properties style:keep-together="true" fo:keep-together="auto"/>
    </style:style>
    <style:style style:name="Table27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7.D1" style:family="table-cell">
      <style:table-cell-properties style:vertical-align="top" fo:padding="0.0382in" fo:border="0.0007in solid #000000" style:writing-mode="lr-tb"/>
    </style:style>
    <style:style style:name="Table27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7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8" style:family="table">
      <style:table-properties style:width="6.5167in" table:align="left" style:writing-mode="lr-tb"/>
    </style:style>
    <style:style style:name="Table28.A" style:family="table-column">
      <style:table-column-properties style:column-width="1.6in"/>
    </style:style>
    <style:style style:name="Table28.B" style:family="table-column">
      <style:table-column-properties style:column-width="1.4882in"/>
    </style:style>
    <style:style style:name="Table28.C" style:family="table-column">
      <style:table-column-properties style:column-width="1.1236in"/>
    </style:style>
    <style:style style:name="Table28.D" style:family="table-column">
      <style:table-column-properties style:column-width="2.3049in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8.D1" style:family="table-cell">
      <style:table-cell-properties style:vertical-align="top" fo:padding="0.0382in" fo:border="0.0007in solid #000000" style:writing-mode="lr-tb"/>
    </style:style>
    <style:style style:name="Table28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8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9" style:family="table">
      <style:table-properties style:width="6.5167in" table:align="left" style:writing-mode="lr-tb"/>
    </style:style>
    <style:style style:name="Table29.A" style:family="table-column">
      <style:table-column-properties style:column-width="1.6in"/>
    </style:style>
    <style:style style:name="Table29.B" style:family="table-column">
      <style:table-column-properties style:column-width="1.4882in"/>
    </style:style>
    <style:style style:name="Table29.C" style:family="table-column">
      <style:table-column-properties style:column-width="1.1236in"/>
    </style:style>
    <style:style style:name="Table29.D" style:family="table-column">
      <style:table-column-properties style:column-width="2.3049in"/>
    </style:style>
    <style:style style:name="Table29.1" style:family="table-row">
      <style:table-row-properties style:keep-together="true" fo:keep-together="auto"/>
    </style:style>
    <style:style style:name="Table29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9.D1" style:family="table-cell">
      <style:table-cell-properties style:vertical-align="top" fo:padding="0.0382in" fo:border="0.0007in solid #000000" style:writing-mode="lr-tb"/>
    </style:style>
    <style:style style:name="Table29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9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30" style:family="table">
      <style:table-properties style:width="6.5167in" table:align="left" style:writing-mode="lr-tb"/>
    </style:style>
    <style:style style:name="Table30.A" style:family="table-column">
      <style:table-column-properties style:column-width="1.6in"/>
    </style:style>
    <style:style style:name="Table30.B" style:family="table-column">
      <style:table-column-properties style:column-width="1.4882in"/>
    </style:style>
    <style:style style:name="Table30.C" style:family="table-column">
      <style:table-column-properties style:column-width="1.1236in"/>
    </style:style>
    <style:style style:name="Table30.D" style:family="table-column">
      <style:table-column-properties style:column-width="2.3049in"/>
    </style:style>
    <style:style style:name="Table30.1" style:family="table-row">
      <style:table-row-properties style:keep-together="true" fo:keep-together="auto"/>
    </style:style>
    <style:style style:name="Table30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30.D1" style:family="table-cell">
      <style:table-cell-properties style:vertical-align="top" fo:padding="0.0382in" fo:border="0.0007in solid #000000" style:writing-mode="lr-tb"/>
    </style:style>
    <style:style style:name="Table30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30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Times New Roman" fo:font-size="8pt" fo:font-weight="bold" style:font-size-asian="8pt" style:font-weight-asian="bold" style:font-size-complex="8pt"/>
    </style:style>
    <style:style style:name="P2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3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Times New Roman" fo:font-size="8pt" style:font-size-asian="8pt" style:font-size-complex="8pt"/>
    </style:style>
    <style:style style:name="P4" style:family="paragraph" style:parent-style-name="List_20_Paragraph">
      <style:paragraph-properties fo:margin-left="0in" fo:margin-right="0in" fo:text-indent="0in" style:auto-text-indent="false" style:snap-to-layout-grid="false"/>
    </style:style>
    <style:style style:name="P5" style:family="paragraph" style:parent-style-name="Table_20_Contents">
      <style:paragraph-properties style:snap-to-layout-gri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style:snap-to-layout-grid="false"/>
      <style:text-properties style:font-name="Times New Roman" fo:font-size="8pt" style:font-size-asian="8pt" style:font-size-complex="8pt"/>
    </style:style>
    <style:style style:name="P7" style:family="paragraph" style:parent-style-name="Table_20_Contents">
      <style:paragraph-properties style:snap-to-layout-grid="false"/>
      <style:text-properties style:font-name="Times New Roman" fo:font-size="8pt" style:font-size-asian="8pt" style:font-size-complex="8pt" style:font-weight-complex="bold"/>
    </style:style>
    <style:style style:name="P8" style:family="paragraph" style:parent-style-name="Table_20_Contents">
      <style:paragraph-properties style:snap-to-layout-grid="false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level_20_3_20_text" style:list-style-name="WW8Num10">
      <style:paragraph-properties fo:margin-left="0in" fo:margin-right="0in" fo:margin-top="0in" fo:margin-bottom="0.139in" fo:line-height="100%" fo:text-indent="0in" style:auto-text-indent="false" style:text-autospace="none" style:snap-to-layout-grid="false">
        <style:tab-stops>
          <style:tab-stop style:position="0.8752in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2" style:family="paragraph" style:parent-style-name="List" style:list-style-name="WW8Num10">
      <style:paragraph-properties fo:margin-top="0in" fo:margin-bottom="0.139in" fo:line-height="100%" style:text-autospace="none" style:snap-to-layout-grid="false"/>
      <style:text-properties style:font-name="Times New Roman" fo:font-size="8pt" style:font-size-asian="8pt"/>
    </style:style>
    <style:style style:name="P13" style:family="paragraph" style:parent-style-name="List" style:list-style-name="WW8Num10">
      <style:paragraph-properties fo:margin-top="0in" fo:margin-bottom="0.139in" fo:line-height="100%" style:text-autospace="none" style:snap-to-layout-grid="false"/>
      <style:text-properties style:font-name="Times New Roman" fo:font-size="8pt" style:font-size-asian="8pt" style:font-size-complex="12pt"/>
    </style:style>
    <style:style style:name="P14" style:family="paragraph" style:parent-style-name="List" style:list-style-name="WW8Num10">
      <style:paragraph-properties fo:margin-top="0in" fo:margin-bottom="0.139in" fo:line-height="100%" style:text-autospace="none" style:snap-to-layout-grid="false"/>
    </style:style>
    <style:style style:name="P15" style:family="paragraph" style:parent-style-name="List_20_Paragraph" style:list-style-name="WW8Num4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</style:style>
    <style:style style:name="P16" style:family="paragraph" style:parent-style-name="List_20_Paragraph" style:list-style-name="WW8Num11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</style:style>
    <style:style style:name="P17" style:family="paragraph" style:parent-style-name="List_20_Paragraph" style:list-style-name="WW8Num10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18" style:family="paragraph" style:parent-style-name="List_20_Paragraph" style:list-style-name="WW8Num10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19" style:family="paragraph" style:parent-style-name="List_20_Paragraph" style:list-style-name="WW8Num4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20" style:family="paragraph" style:parent-style-name="List_20_Paragraph" style:list-style-name="WW8Num11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21" style:family="paragraph" style:parent-style-name="List_20_Paragraph" style:list-style-name="WW8Num11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22" style:family="paragraph" style:parent-style-name="List_20_Paragraph" style:list-style-name="WW8Num10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Times New Roman" fo:font-size="8pt" style:font-size-asian="8pt" style:font-size-complex="8pt"/>
    </style:style>
    <style:style style:name="P23" style:family="paragraph" style:parent-style-name="List_20_Paragraph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style:font-size-asian="8pt" style:font-size-complex="8pt"/>
    </style:style>
    <style:style style:name="P24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Times New Roman" fo:font-size="8pt" style:font-size-asian="8pt" style:font-size-complex="8pt"/>
    </style:style>
    <style:style style:name="P25" style:family="paragraph" style:parent-style-name="List_20_Paragraph" style:list-style-name="WW8Num4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fo:font-weight="normal" style:font-weight-asian="normal" style:font-weight-complex="normal"/>
    </style:style>
    <style:style style:name="P26" style:family="paragraph" style:parent-style-name="List_20_Paragraph" style:list-style-name="WW8Num11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fo:font-weight="normal" style:font-weight-asian="normal" style:font-weight-complex="normal"/>
    </style:style>
    <style:style style:name="P27" style:family="paragraph" style:parent-style-name="List_20_Paragraph">
      <style:paragraph-properties fo:margin-left="0in" fo:margin-right="0in" fo:text-indent="0in" style:auto-text-indent="false" style:snap-to-layout-grid="false"/>
      <style:text-properties fo:font-weight="normal" style:font-weight-asian="normal" style:font-weight-complex="normal"/>
    </style:style>
    <style:style style:name="P28" style:family="paragraph" style:parent-style-name="Table_20_Contents">
      <style:paragraph-properties style:snap-to-layout-grid="false"/>
      <style:text-properties style:font-name="Times New Roman" fo:font-size="8pt" style:font-size-asian="8pt" style:font-size-complex="8pt"/>
    </style:style>
    <style:style style:name="P29" style:family="paragraph" style:parent-style-name="Table_20_Contents">
      <style:paragraph-properties style:snap-to-layout-gri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Times New Roman" fo:font-size="8pt" fo:font-weight="bold" style:font-size-asian="8pt" style:font-weight-asian="bold" style:font-size-complex="8pt"/>
    </style:style>
    <style:style style:name="T2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Times New Roman" fo:font-size="8pt" fo:font-weight="bold" style:font-size-asian="8pt" style:font-weight-asian="bold" style:font-size-complex="12pt"/>
    </style:style>
    <style:style style:name="T4" style:family="text">
      <style:text-properties style:font-name="Times New Roman" fo:font-size="8pt" fo:font-weight="bold" style:font-size-asian="8pt" style:font-weight-asian="bold" style:font-size-complex="12pt" style:font-weight-complex="bold"/>
    </style:style>
    <style:style style:name="T5" style:family="text">
      <style:text-properties style:font-name="Times New Roman" fo:font-size="8pt" style:font-size-asian="8pt" style:font-size-complex="8pt"/>
    </style:style>
    <style:style style:name="T6" style:family="text">
      <style:text-properties style:font-name="Times New Roman" fo:font-size="8pt" style:font-size-asian="8pt" style:font-size-complex="8pt" style:font-weight-complex="bold"/>
    </style:style>
    <style:style style:name="T7" style:family="text">
      <style:text-properties style:font-name="Times New Roman" fo:font-size="8pt" style:font-size-asian="8pt" style:font-size-complex="12pt"/>
    </style:style>
    <style:style style:name="T8" style:family="text"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b 58%" style:font-name="Times New Roman" fo:font-size="8pt" style:font-size-asian="8pt" style:font-size-complex="12pt"/>
    </style:style>
    <style:style style:name="T13" style:family="text">
      <style:text-properties style:text-position="sub 58%" style:font-name="Times New Roman" fo:font-style="normal" style:font-style-asian="normal"/>
    </style:style>
    <style:style style:name="T14" style:family="text">
      <style:text-properties style:text-position="0% 100%"/>
    </style:style>
    <style:style style:name="T15" style:family="text">
      <style:text-properties style:text-position="0% 100%" style:font-name="Times New Roman" fo:font-size="8pt" fo:font-weight="bold" style:font-size-asian="8pt" style:font-weight-asian="bold" style:font-size-complex="8pt" style:font-weight-complex="bold"/>
    </style:style>
    <style:style style:name="T16" style:family="text">
      <style:text-properties style:text-position="0% 100%" style:font-name="Times New Roman" fo:font-size="8pt" fo:font-weight="bold" style:font-size-asian="8pt" style:font-weight-asian="bold" style:font-size-complex="12pt" style:font-weight-complex="bold"/>
    </style:style>
    <style:style style:name="T17" style:family="text">
      <style:text-properties style:text-position="0% 100%" style:font-name="Times New Roman" fo:font-size="8pt" style:font-size-asian="8pt" style:font-size-complex="8pt"/>
    </style:style>
    <style:style style:name="T18" style:family="text">
      <style:text-properties style:text-position="0% 100%" style:font-name="Times New Roman" fo:font-size="8pt" style:font-size-asian="8pt" style:font-size-complex="12pt"/>
    </style:style>
    <style:style style:name="T19" style:family="text">
      <style:text-properties style:text-position="0% 100%" style:font-name="Times New Roman" fo:font-size="8pt" fo:font-weight="normal" style:font-size-asian="8pt" style:font-weight-asian="normal" style:font-size-complex="12pt" style:font-weight-complex="normal"/>
    </style:style>
    <style:style style:name="T20" style:family="text">
      <style:text-properties style:text-position="0% 100%" fo:font-weight="bold" style:font-weight-asian="bold" style:font-weight-complex="bold"/>
    </style:style>
    <style:style style:name="T21" style:family="text">
      <style:text-properties style:text-position="0% 100%" style:font-name="Times New Roman" fo:font-style="normal" style:font-style-asian="normal"/>
    </style:style>
    <style:style style:name="T22" style:family="text">
      <style:text-properties style:text-position="0% 100%" style:font-name="Times New Roman" fo:font-style="normal" fo:font-weight="bold" style:font-style-asian="normal" style:font-weight-asian="bold" style:font-weight-complex="bold"/>
    </style:style>
    <style:style style:name="T23" style:family="text">
      <style:text-properties style:font-weight-asian="normal"/>
    </style:style>
    <style:style style:name="T24" style:family="text">
      <style:text-properties style:font-weight-complex="normal"/>
    </style:style>
    <style:style style:name="T25" style:family="text">
      <style:text-properties style:font-name="Times New Roman" fo:font-size="12pt" fo:font-style="normal" style:font-size-asian="12pt" style:font-style-asian="normal" style:font-size-complex="12pt"/>
    </style:style>
    <style:style style:name="T26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weight-complex="bold"/>
    </style:style>
    <style:style style:name="T27" style:family="text">
      <style:text-properties style:font-name="Times New Roman" fo:font-style="normal" style:font-style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1">Use Case </text:p>
          </table:table-cell>
          <table:table-cell table:style-name="Table27.A1" office:value-type="string">
            <text:p text:style-name="P3">UC-26</text:p>
          </table:table-cell>
          <table:table-cell table:style-name="Table27.A1" office:value-type="string">
            <text:p text:style-name="P2">Use Case Name</text:p>
          </table:table-cell>
          <table:table-cell table:style-name="Table27.D1" office:value-type="string">
            <text:p text:style-name="P3">Take Attendance</text:p>
          </table:table-cell>
        </table:table-row>
        <table:table-row table:style-name="Table27.1">
          <table:table-cell table:style-name="Table27.A2" office:value-type="string">
            <text:p text:style-name="P4"><text:span text:style-name="T1">Created By</text:span><text:span text:style-name="T5"><text:tab/></text:span></text:p>
          </table:table-cell>
          <table:table-cell table:style-name="Table27.A1" office:value-type="string">
            <text:p text:style-name="P3">Nat Welch</text:p>
          </table:table-cell>
          <table:table-cell table:style-name="Table27.A1" office:value-type="string">
            <text:p text:style-name="P2">Last Modified By</text:p>
          </table:table-cell>
          <table:table-cell table:style-name="Table27.D1" office:value-type="string">
            <text:p text:style-name="P3">Viktor Gerdin</text:p>
          </table:table-cell>
        </table:table-row>
        <table:table-row table:style-name="Table27.1">
          <table:table-cell table:style-name="Table27.A2" office:value-type="string">
            <text:p text:style-name="P1">Date Created</text:p>
          </table:table-cell>
          <table:table-cell table:style-name="Table27.A1" office:value-type="string">
            <text:p text:style-name="P3">2/1/08</text:p>
          </table:table-cell>
          <table:table-cell table:style-name="Table27.A1" office:value-type="string">
            <text:p text:style-name="P2">Last Change</text:p>
          </table:table-cell>
          <table:table-cell table:style-name="Table27.D1" office:value-type="string">
            <text:p text:style-name="P3">3/12/09</text:p>
          </table:table-cell>
        </table:table-row>
        <table:table-row table:style-name="Table27.1">
          <table:table-cell table:style-name="Table27.A2" office:value-type="string">
            <text:p text:style-name="P4"><text:span text:style-name="T1">Actor</text:span><text:span text:style-name="T5"><text:tab/></text:span></text:p>
          </table:table-cell>
          <table:table-cell table:style-name="Table27.D1" table:number-columns-spanned="3" office:value-type="string">
            <text:p text:style-name="P2">Teacher, Teacher Assistant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4"><text:span text:style-name="T1">Description</text:span><text:span text:style-name="T5"><text:tab/></text:span></text:p>
          </table:table-cell>
          <table:table-cell table:style-name="Table27.B5" table:number-columns-spanned="3" office:value-type="string">
            <text:p text:style-name="P4"><text:span text:style-name="T5">The Actor marks </text:span><text:span text:style-name="T2">Student</text:span><text:span text:style-name="T5">s as either absent or present at a lecture in a </text:span><text:span text:style-name="T2">Course</text:span>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1">Pre-conditions </text:p>
          </table:table-cell>
          <table:table-cell table:style-name="Table27.B5" table:number-columns-spanned="3" office:value-type="string">
            <text:p text:style-name="P4"><text:span text:style-name="T5">Actor is associated with (teaching/helping) a </text:span><text:span text:style-name="T2">Course. </text:span><text:span text:style-name="T5">Actor is authenticated with the system.</text:span>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4"><text:span text:style-name="T1">Post-conditions</text:span><text:span text:style-name="T5"><text:tab/></text:span></text:p>
          </table:table-cell>
          <table:table-cell table:style-name="Table27.B5" table:number-columns-spanned="3" office:value-type="string">
            <text:p text:style-name="P3">System stores the new data.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5">Normal Flow</text:p>
          </table:table-cell>
          <table:table-cell table:style-name="Table27.B5" table:number-columns-spanned="3" office:value-type="string">
            <text:list text:style-name="WW8Num10">
              <text:list-item>
                <text:p><text:span text:style-name="T8">Actor views a </text:span><text:span text:style-name="T2">Course</text:span><text:span text:style-name="T8"> as described in UC-25 “View Roster”</text:span></text:p>
              </text:list-item>
              <text:list-item>
                <text:p text:style-name="P18">Actor selects “Take Attendance”</text:p>
              </text:list-item>
              <text:list-item>
                <text:p text:style-name="P22">The system displays the current date and a list of <text:span text:style-name="T9">Students</text:span><text:span text:style-name="T11"> enrolled in the </text:span><text:span text:style-name="T9">Course</text:span>.</text:p>
              </text:list-item>
              <text:list-item>
                <text:p><text:span text:style-name="T5">Actor marks present for each present </text:span><text:span text:style-name="T2">Student</text:span><text:span text:style-name="T8">.</text:span></text:p>
              </text:list-item>
              <text:list-item>
                <text:p text:style-name="P17">Actor selects to save list.</text:p>
              </text:list-item>
              <text:list-item>
                <text:p text:style-name="P17">System stores list</text:p>
              </text:list-item>
              <text:list-item>
                <text:p text:style-name="P17">System returns to “View Roster”</text:p>
              </text:list-item>
            </text:list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5">Alternate Flow</text:p>
          </table:table-cell>
          <table:table-cell table:style-name="Table27.B5" table:number-columns-spanned="3" office:value-type="string">
            <text:p text:style-name="P8"><text:span text:style-name="T5">2a. </text:span><text:span text:style-name="T8">Actor </text:span><text:span text:style-name="T5">selects a different date. </text:span>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1">Frequency of Use</text:p>
          </table:table-cell>
          <table:table-cell table:style-name="Table27.B5" table:number-columns-spanned="3" office:value-type="string">
            <text:p text:style-name="P4"><text:span text:style-name="T1"><text:s/></text:span><text:span text:style-name="T5">Once a week</text:span>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4"><text:span text:style-name="T1">Exceptions</text:span><text:span text:style-name="T5"> </text:span></text:p>
          </table:table-cell>
          <table:table-cell table:style-name="Table27.B5" table:number-columns-spanned="3" office:value-type="string">
            <text:p text:style-name="P4"><text:span text:style-name="T5">If there are no students in the </text:span><text:span text:style-name="T1">Course</text:span><text:span text:style-name="T5">, the system throws an error.</text:span>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1">Includes </text:p>
          </table:table-cell>
          <table:table-cell table:style-name="Table27.B5" table:number-columns-spanned="3" office:value-type="string">
            <text:p text:style-name="P3">View Roster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1">Special Requirements </text:p>
          </table:table-cell>
          <table:table-cell table:style-name="Table27.B5" table:number-columns-spanned="3" office:value-type="string">
            <text:p text:style-name="P6">None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1">Assumptions </text:p>
          </table:table-cell>
          <table:table-cell table:style-name="Table27.B5" table:number-columns-spanned="3" office:value-type="string">
            <text:p text:style-name="P6">None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1">Notes and Issues </text:p>
          </table:table-cell>
          <table:table-cell table:style-name="Table27.B5" table:number-columns-spanned="3" office:value-type="string">
            <text:p text:style-name="P7">Not currently implemented in Data Dictionary.</text:p>
            <text:p text:style-name="P7">Absence is signified by a lack of Present marker.</text:p>
            <text:p text:style-name="P5">Teacher Assistant <text:span text:style-name="T11">must have </text:span>Manage Course Permission <text:span text:style-name="T11">to perform this action.</text:span>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4"><text:span text:style-name="T2">Priority </text:span><text:span text:style-name="T5"><text:s/></text:span></text:p>
          </table:table-cell>
          <table:table-cell table:style-name="Table27.B5" table:number-columns-spanned="3" office:value-type="string">
            <text:p text:style-name="P6">Low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10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office:value-type="string">
            <text:p text:style-name="P1">Use Case </text:p>
          </table:table-cell>
          <table:table-cell table:style-name="Table28.A1" office:value-type="string">
            <text:p text:style-name="P3">UC-27</text:p>
          </table:table-cell>
          <table:table-cell table:style-name="Table28.A1" office:value-type="string">
            <text:p text:style-name="P2">Use Case Name</text:p>
          </table:table-cell>
          <table:table-cell table:style-name="Table28.D1" office:value-type="string">
            <text:p text:style-name="P3">Curve Adjustment</text:p>
          </table:table-cell>
        </table:table-row>
        <table:table-row table:style-name="Table28.1">
          <table:table-cell table:style-name="Table28.A2" office:value-type="string">
            <text:p text:style-name="P4"><text:span text:style-name="T1">Created By</text:span><text:span text:style-name="T5"><text:tab/></text:span></text:p>
          </table:table-cell>
          <table:table-cell table:style-name="Table28.A1" office:value-type="string">
            <text:p text:style-name="P3">Nat Welch</text:p>
          </table:table-cell>
          <table:table-cell table:style-name="Table28.A1" office:value-type="string">
            <text:p text:style-name="P2">Last Modified By</text:p>
          </table:table-cell>
          <table:table-cell table:style-name="Table28.D1" office:value-type="string">
            <text:p text:style-name="P3">Viktor Gerdin</text:p>
          </table:table-cell>
        </table:table-row>
        <table:table-row table:style-name="Table28.1">
          <table:table-cell table:style-name="Table28.A2" office:value-type="string">
            <text:p text:style-name="P1">Date Created</text:p>
          </table:table-cell>
          <table:table-cell table:style-name="Table28.A1" office:value-type="string">
            <text:p text:style-name="P3">1/27/08</text:p>
          </table:table-cell>
          <table:table-cell table:style-name="Table28.A1" office:value-type="string">
            <text:p text:style-name="P2">Last Change</text:p>
          </table:table-cell>
          <table:table-cell table:style-name="Table28.D1" office:value-type="string">
            <text:p text:style-name="P3">3/12/09</text:p>
          </table:table-cell>
        </table:table-row>
        <table:table-row table:style-name="Table28.1">
          <table:table-cell table:style-name="Table28.A2" office:value-type="string">
            <text:p text:style-name="P4"><text:span text:style-name="T1">Actor</text:span><text:span text:style-name="T5"><text:tab/></text:span></text:p>
          </table:table-cell>
          <table:table-cell table:style-name="Table28.D1" table:number-columns-spanned="3" office:value-type="string">
            <text:p text:style-name="P2">Teacher, Teacher Assistant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4"><text:span text:style-name="T1">Description</text:span><text:span text:style-name="T5"><text:tab/></text:span></text:p>
          </table:table-cell>
          <table:table-cell table:style-name="Table28.B5" table:number-columns-spanned="3" office:value-type="string">
            <text:p text:style-name="P4"><text:span text:style-name="T5">The Actor can monitor the distribution of </text:span><text:span text:style-name="T2">Total Grades </text:span><text:span text:style-name="T8">for </text:span><text:span text:style-name="T2">Students</text:span><text:span text:style-name="T8"> in a </text:span><text:span text:style-name="T2">Course</text:span><text:span text:style-name="T8">. The Actor can alter the </text:span><text:span text:style-name="T2">Grading Rules Percentages </text:span><text:span text:style-name="T8">to fit a sought </text:span><text:span text:style-name="T2">Total Grade </text:span><text:span text:style-name="T8">distribution. </text:span>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1">Pre-conditions </text:p>
          </table:table-cell>
          <table:table-cell table:style-name="Table28.B5" table:number-columns-spanned="3" office:value-type="string">
            <text:p text:style-name="P4"><text:span text:style-name="T6">Actor is associated with (teaching/helping) the </text:span><text:span text:style-name="T2">Course. </text:span><text:span text:style-name="T6">Actor is authenticated with the System. </text:span>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4"><text:span text:style-name="T1">Post-conditions</text:span><text:span text:style-name="T5"><text:tab/></text:span></text:p>
          </table:table-cell>
          <table:table-cell table:style-name="Table28.B5" table:number-columns-spanned="3" office:value-type="string">
            <text:p text:style-name="P27"><text:span text:style-name="T5">All </text:span><text:span text:style-name="T2">Assignment</text:span><text:span text:style-name="T5"> </text:span><text:span text:style-name="T2">Grades </text:span><text:span text:style-name="T5">and </text:span><text:span text:style-name="T2">Total Grades</text:span><text:span text:style-name="T5"> are relabeled according to altered </text:span><text:span text:style-name="T2">Grading Rules Percentages</text:span>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5">Normal Flow</text:p>
          </table:table-cell>
          <table:table-cell table:style-name="Table28.B5" table:number-columns-spanned="3" office:value-type="string">
            <text:list text:style-name="WW8Num10" text:continue-numbering="true">
              <text:list-item>
                <text:list text:continue-numbering="true">
                  <text:list-item>
                    <text:p text:style-name="P12">Actor selects “Adjust Grading Curve”</text:p>
                  </text:list-item>
                  <text:list-item>
                    <text:p text:style-name="P14"><text:span text:style-name="T7">Actor selects </text:span><text:span text:style-name="T4">Course</text:span></text:p>
                  </text:list-item>
                  <text:list-item>
                    <text:p text:style-name="P11"><text:span text:style-name="T27">System displays the two pie chart, showing </text:span><text:span text:style-name="T22">Grading Rules Percentages </text:span><text:span text:style-name="T21">respectively the number of </text:span><text:span text:style-name="T22">Students</text:span><text:span text:style-name="T21"> with </text:span><text:span text:style-name="T22">Total Grades </text:span><text:span text:style-name="T21">within each </text:span><text:span text:style-name="T22">Percentage, </text:span><text:span text:style-name="T21">and </text:span><text:span text:style-name="T27">the Curve Adjustment interface. </text:span></text:p>
                  </text:list-item>
                  <text:list-item>
                    <text:p text:style-name="P14"><text:span text:style-name="T7">Actor alters </text:span><text:span text:style-name="T16">Grading Rules Percentages</text:span><text:span text:style-name="T19"> with the Curve Adjustment interface</text:span></text:p>
                  </text:list-item>
                  <text:list-item>
                    <text:p text:style-name="P13">System displays updated pie charts</text:p>
                  </text:list-item>
                  <text:list-item>
                    <text:p text:style-name="P13">Actor selects to store changed <text:span text:style-name="T9">Grading Rules</text:span></text:p>
                  </text:list-item>
                  <text:list-item>
                    <text:p text:style-name="P12">The system stores <text:span text:style-name="T9">Grading Rules</text:span>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5">Alternate Flow</text:p>
          </table:table-cell>
          <table:table-cell table:style-name="Table28.B5" table:number-columns-spanned="3" office:value-type="string">
            <text:p text:style-name="P6">None</text:p>
          </table:table-cell>
          <table:covered-table-cell/>
          <table:covered-table-cell/>
        </table:table-row>
        <text:soft-page-break/>
        <table:table-row table:style-name="Table28.1">
          <table:table-cell table:style-name="Table28.A2" office:value-type="string">
            <text:p text:style-name="P1">Frequency of Use</text:p>
          </table:table-cell>
          <table:table-cell table:style-name="Table28.B5" table:number-columns-spanned="3" office:value-type="string">
            <text:p text:style-name="P3">Once a week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4"><text:span text:style-name="T1">Exceptions</text:span><text:span text:style-name="T5"> </text:span></text:p>
          </table:table-cell>
          <table:table-cell table:style-name="Table28.B5" table:number-columns-spanned="3" office:value-type="string">
            <text:p text:style-name="P4"><text:span text:style-name="T5">If no </text:span><text:span text:style-name="T2">Students</text:span><text:span text:style-name="T5"> are enrolled in the </text:span><text:span text:style-name="T1">Course</text:span><text:span text:style-name="T5">, the system displays an error.</text:span>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1">Includes </text:p>
          </table:table-cell>
          <table:table-cell table:style-name="Table28.B5" table:number-columns-spanned="3" office:value-type="string">
            <text:p text:style-name="P3">None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1">Special Requirements </text:p>
          </table:table-cell>
          <table:table-cell table:style-name="Table28.B5" table:number-columns-spanned="3" office:value-type="string">
            <text:p text:style-name="P6">None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1">Assumptions </text:p>
          </table:table-cell>
          <table:table-cell table:style-name="Table28.B5" table:number-columns-spanned="3" office:value-type="string">
            <text:p text:style-name="P6">None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1">Notes and Issues </text:p>
          </table:table-cell>
          <table:table-cell table:style-name="Table28.B5" table:number-columns-spanned="3" office:value-type="string">
            <text:p text:style-name="P5">Teacher Assistant <text:span text:style-name="T11">must have </text:span>Manage Grade Permission <text:span text:style-name="T11">to perform this action.</text:span>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4"><text:span text:style-name="T2">Priority </text:span><text:span text:style-name="T5"><text:s/></text:span></text:p>
          </table:table-cell>
          <table:table-cell table:style-name="Table28.B5" table:number-columns-spanned="3" office:value-type="string">
            <text:p text:style-name="P6">Medium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9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1">Use Case </text:p>
          </table:table-cell>
          <table:table-cell table:style-name="Table29.A1" office:value-type="string">
            <text:p text:style-name="P3">UC-28</text:p>
          </table:table-cell>
          <table:table-cell table:style-name="Table29.A1" office:value-type="string">
            <text:p text:style-name="P2">Use Case Name</text:p>
          </table:table-cell>
          <table:table-cell table:style-name="Table29.D1" office:value-type="string">
            <text:p text:style-name="P3">Import Data</text:p>
          </table:table-cell>
        </table:table-row>
        <table:table-row table:style-name="Table29.1">
          <table:table-cell table:style-name="Table29.A2" office:value-type="string">
            <text:p text:style-name="P4"><text:span text:style-name="T1">Created By</text:span><text:span text:style-name="T5"><text:tab/></text:span></text:p>
          </table:table-cell>
          <table:table-cell table:style-name="Table29.A1" office:value-type="string">
            <text:p text:style-name="P3">Katherine Blizard</text:p>
          </table:table-cell>
          <table:table-cell table:style-name="Table29.A1" office:value-type="string">
            <text:p text:style-name="P2">Last Modified By</text:p>
          </table:table-cell>
          <table:table-cell table:style-name="Table29.D1" office:value-type="string">
            <text:p text:style-name="P3">Viktor Gerdin</text:p>
          </table:table-cell>
        </table:table-row>
        <table:table-row table:style-name="Table29.1">
          <table:table-cell table:style-name="Table29.A2" office:value-type="string">
            <text:p text:style-name="P1">Date Created</text:p>
          </table:table-cell>
          <table:table-cell table:style-name="Table29.A1" office:value-type="string">
            <text:p text:style-name="P3">1/31/08</text:p>
          </table:table-cell>
          <table:table-cell table:style-name="Table29.A1" office:value-type="string">
            <text:p text:style-name="P2">Last Change</text:p>
          </table:table-cell>
          <table:table-cell table:style-name="Table29.D1" office:value-type="string">
            <text:p text:style-name="P3">3/12/09</text:p>
          </table:table-cell>
        </table:table-row>
        <table:table-row table:style-name="Table29.1">
          <table:table-cell table:style-name="Table29.A2" office:value-type="string">
            <text:p text:style-name="P4"><text:span text:style-name="T1">Actor</text:span><text:span text:style-name="T5"><text:tab/></text:span></text:p>
          </table:table-cell>
          <table:table-cell table:style-name="Table29.D1" table:number-columns-spanned="3" office:value-type="string">
            <text:p text:style-name="P2">Teacher, Teacher Assistant 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4"><text:span text:style-name="T1">Description</text:span><text:span text:style-name="T5"><text:tab/></text:span></text:p>
          </table:table-cell>
          <table:table-cell table:style-name="Table29.B5" table:number-columns-spanned="3" office:value-type="string">
            <text:p text:style-name="P4"><text:span text:style-name="T5">Actor imports a list containing data from </text:span><text:span text:style-name="T1">Students</text:span><text:span text:style-name="T5"> or </text:span><text:span text:style-name="T2">A</text:span><text:span text:style-name="T1">ssignments</text:span><text:span text:style-name="T5">.</text:span>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1">Pre-conditions </text:p>
          </table:table-cell>
          <table:table-cell table:style-name="Table29.B5" table:number-columns-spanned="3" office:value-type="string">
            <text:p text:style-name="P3">Actor is authenticated with the system. </text:p>
            <text:p text:style-name="P4"><text:span text:style-name="T5">In case of list of </text:span><text:span text:style-name="T2">Students</text:span><text:span text:style-name="T8">:</text:span><text:span text:style-name="T2"> </text:span><text:span text:style-name="T5">Actor has received a data file containing at minimum of </text:span><text:span text:style-name="T2">Username</text:span><text:span text:style-name="T5"> and </text:span><text:span text:style-name="T1">Course</text:span><text:span text:style-name="T5"> enrolled in. </text:span></text:p>
            <text:p text:style-name="P4"><text:span text:style-name="T5">In case of list of </text:span><text:span text:style-name="T2">Assignments</text:span><text:span text:style-name="T8">: </text:span><text:span text:style-name="T5">Actor has received a data file containing the minimum of </text:span><text:span text:style-name="T2">Assignment Name</text:span><text:span text:style-name="T5">, </text:span><text:span text:style-name="T2">Due Date </text:span><text:span text:style-name="T8">and </text:span><text:span text:style-name="T2">Course</text:span><text:span text:style-name="T5">.</text:span>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4"><text:span text:style-name="T1">Post-conditions</text:span><text:span text:style-name="T5"><text:tab/></text:span></text:p>
          </table:table-cell>
          <table:table-cell table:style-name="Table29.B5" table:number-columns-spanned="3" office:value-type="string">
            <text:p text:style-name="P4"><text:span text:style-name="T5">The System has stored all [</text:span><text:span text:style-name="T2">Course</text:span><text:span text:style-name="T5"> and enrolled </text:span><text:span text:style-name="T2">Students</text:span><text:span text:style-name="T5"> | </text:span><text:span text:style-name="T2">Assignments</text:span><text:span text:style-name="T8">] to</text:span><text:span text:style-name="T5"> match the result in the imported data file.</text:span>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5">Normal Flow</text:p>
          </table:table-cell>
          <table:table-cell table:style-name="Table29.B5" table:number-columns-spanned="3" office:value-type="string">
            <text:list text:style-name="WW8Num4">
              <text:list-item>
                <text:p text:style-name="P19">Actor selects “Add Course”</text:p>
              </text:list-item>
              <text:list-item>
                <text:p text:style-name="P19">Actor selects “Import”</text:p>
              </text:list-item>
              <text:list-item>
                <text:p text:style-name="P19">System prompts for a file</text:p>
              </text:list-item>
              <text:list-item>
                <text:p text:style-name="P19">Actor provides a file and selects to import</text:p>
              </text:list-item>
              <text:list-item>
                <text:p text:style-name="P25"><text:span text:style-name="T5">System generates </text:span><text:span text:style-name="T2">Course </text:span><text:span text:style-name="T5">(as in UC-11 “Add Course”)</text:span></text:p>
              </text:list-item>
              <text:list-item>
                <text:p text:style-name="P25"><text:span text:style-name="T5">System generates </text:span><text:span text:style-name="T2">Student </text:span><text:span text:style-name="T5">(as in UC-14 “Add User”) in the </text:span><text:span text:style-name="T2">Course</text:span></text:p>
              </text:list-item>
              <text:list-item>
                <text:p text:style-name="P25"><text:span text:style-name="T5">System displays generated </text:span><text:span text:style-name="T2">Course</text:span></text:p>
              </text:list-item>
              <text:list-item>
                <text:p text:style-name="P25"><text:span text:style-name="T5">Actor selects to store </text:span><text:span text:style-name="T2">Course</text:span></text:p>
              </text:list-item>
              <text:list-item>
                <text:p text:style-name="P25"><text:span text:style-name="T5">System stores </text:span><text:span text:style-name="T15">Course.</text:span></text:p>
              </text:list-item>
              <text:list-item>
                <text:p text:style-name="P15">System displays <text:span text:style-name="T15">Course</text:span></text:p>
              </text:list-item>
            </text:list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5">Alternate Flow</text:p>
          </table:table-cell>
          <table:table-cell table:style-name="Table29.B5" table:number-columns-spanned="3" office:value-type="string">
            <text:p text:style-name="P23">At step 1:</text:p>
            <text:list text:style-name="WW8Num4">
              <text:list-item text:start-value="1">
                <text:p text:style-name="P19">Actor selects “Add Assignment”</text:p>
              </text:list-item>
              <text:list-item>
                <text:p text:style-name="P19">Actor selects “Import”</text:p>
              </text:list-item>
              <text:list-item>
                <text:p text:style-name="P19">System prompts for a file</text:p>
              </text:list-item>
              <text:list-item>
                <text:p text:style-name="P19">Actor provides a file and selects to import</text:p>
              </text:list-item>
              <text:list-item>
                <text:p text:style-name="P25"><text:span text:style-name="T5">System generates </text:span><text:span text:style-name="T2">Assignment </text:span><text:span text:style-name="T5">(as in UC-17 “Add Assignment”)</text:span></text:p>
              </text:list-item>
              <text:list-item>
                <text:p text:style-name="P25"><text:span text:style-name="T5">System displays generated </text:span><text:span text:style-name="T2">Assignments</text:span></text:p>
              </text:list-item>
              <text:list-item>
                <text:p text:style-name="P25"><text:span text:style-name="T5">Actor selects to store </text:span><text:span text:style-name="T2">Assignment </text:span></text:p>
              </text:list-item>
              <text:list-item>
                <text:p text:style-name="P25"><text:span text:style-name="T5">System stores </text:span><text:span text:style-name="T2">Assignments</text:span></text:p>
              </text:list-item>
              <text:list-item>
                <text:p text:style-name="P19"><text:span text:style-name="T14">System displays </text:span><text:span text:style-name="T20">Assignments</text:span></text:p>
              </text:list-item>
            </text:list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1">Frequency of Use</text:p>
          </table:table-cell>
          <table:table-cell table:style-name="Table29.B5" table:number-columns-spanned="3" office:value-type="string">
            <text:p text:style-name="P4"><text:span text:style-name="T1"><text:s/></text:span><text:span text:style-name="T5">About twice per week.</text:span>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4"><text:span text:style-name="T1">Exceptions</text:span><text:span text:style-name="T5"> </text:span></text:p>
          </table:table-cell>
          <table:table-cell table:style-name="Table29.B5" table:number-columns-spanned="3" office:value-type="string">
            <text:p text:style-name="P3">If the System can not read the file correctly and error is displayed and System returns to step 1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1">Includes </text:p>
          </table:table-cell>
          <table:table-cell table:style-name="Table29.B5" table:number-columns-spanned="3" office:value-type="string">
            <text:p text:style-name="P3">None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1">Special Requirements </text:p>
          </table:table-cell>
          <table:table-cell table:style-name="Table29.B5" table:number-columns-spanned="3" office:value-type="string">
            <text:p text:style-name="P6">None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1">Assumptions </text:p>
          </table:table-cell>
          <table:table-cell table:style-name="Table29.B5" table:number-columns-spanned="3" office:value-type="string">
            <text:p text:style-name="P6">The System assumes the Actor provides a valid file.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1">Notes and Issues </text:p>
          </table:table-cell>
          <table:table-cell table:style-name="Table29.B5" table:number-columns-spanned="3" office:value-type="string">
            <text:p text:style-name="P7">None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4"><text:span text:style-name="T2">Priority </text:span><text:span text:style-name="T5"><text:s/></text:span></text:p>
          </table:table-cell>
          <table:table-cell table:style-name="Table29.B5" table:number-columns-spanned="3" office:value-type="string">
            <text:p text:style-name="P6">Medium Low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><text:soft-page-break/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1">Use Case </text:p>
          </table:table-cell>
          <table:table-cell table:style-name="Table30.A1" office:value-type="string">
            <text:p text:style-name="P3">UC-29</text:p>
          </table:table-cell>
          <table:table-cell table:style-name="Table30.A1" office:value-type="string">
            <text:p text:style-name="P2">Use Case Name</text:p>
          </table:table-cell>
          <table:table-cell table:style-name="Table30.D1" office:value-type="string">
            <text:p text:style-name="P3">Export Data</text:p>
          </table:table-cell>
        </table:table-row>
        <table:table-row table:style-name="Table30.1">
          <table:table-cell table:style-name="Table30.A2" office:value-type="string">
            <text:p text:style-name="P4"><text:span text:style-name="T1">Created By</text:span><text:span text:style-name="T5"><text:tab/></text:span></text:p>
          </table:table-cell>
          <table:table-cell table:style-name="Table30.A1" office:value-type="string">
            <text:p text:style-name="P3">Kalvin Vu</text:p>
          </table:table-cell>
          <table:table-cell table:style-name="Table30.A1" office:value-type="string">
            <text:p text:style-name="P2">Last Modified By</text:p>
          </table:table-cell>
          <table:table-cell table:style-name="Table30.D1" office:value-type="string">
            <text:p text:style-name="P3">Viktor Gerdin</text:p>
          </table:table-cell>
        </table:table-row>
        <table:table-row table:style-name="Table30.1">
          <table:table-cell table:style-name="Table30.A2" office:value-type="string">
            <text:p text:style-name="P1">Date Created</text:p>
          </table:table-cell>
          <table:table-cell table:style-name="Table30.A1" office:value-type="string">
            <text:p text:style-name="P3">1/31/08</text:p>
          </table:table-cell>
          <table:table-cell table:style-name="Table30.A1" office:value-type="string">
            <text:p text:style-name="P2">Last Change</text:p>
          </table:table-cell>
          <table:table-cell table:style-name="Table30.D1" office:value-type="string">
            <text:p text:style-name="P3">3/12/09</text:p>
          </table:table-cell>
        </table:table-row>
        <table:table-row table:style-name="Table30.1">
          <table:table-cell table:style-name="Table30.A2" office:value-type="string">
            <text:p text:style-name="P4"><text:span text:style-name="T1">Actor</text:span><text:span text:style-name="T5"><text:tab/></text:span></text:p>
          </table:table-cell>
          <table:table-cell table:style-name="Table30.D1" table:number-columns-spanned="3" office:value-type="string">
            <text:p text:style-name="P2">Teacher, Teacher Assistant 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4"><text:span text:style-name="T1">Description</text:span><text:span text:style-name="T5"><text:tab/></text:span></text:p>
          </table:table-cell>
          <table:table-cell table:style-name="Table30.B5" table:number-columns-spanned="3" office:value-type="string">
            <text:p text:style-name="P4"><text:span text:style-name="T5">The system shall be able to export each </text:span><text:span text:style-name="T2">Course</text:span><text:span text:style-name="T5"> and all data items within the </text:span><text:span text:style-name="T2">Course</text:span><text:span text:style-name="T5"> to a file on the </text:span><text:span text:style-name="T5">Actor's computer. </text:span>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1">Pre-conditions </text:p>
          </table:table-cell>
          <table:table-cell table:style-name="Table30.B5" table:number-columns-spanned="3" office:value-type="string">
            <text:p text:style-name="P4"><text:span text:style-name="T5">The desired </text:span><text:span text:style-name="T1">Course</text:span><text:span text:style-name="T5"> exists. Actor is associated with (teaching/helping) the </text:span><text:span text:style-name="T2">Course.</text:span><text:span text:style-name="T8"> Actor is authenticated with the System</text:span>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4"><text:span text:style-name="T1">Post-conditions</text:span><text:span text:style-name="T5"><text:tab/></text:span></text:p>
          </table:table-cell>
          <table:table-cell table:style-name="Table30.B5" table:number-columns-spanned="3" office:value-type="string">
            <text:p text:style-name="P4"><text:span text:style-name="T5">Actor receives a file containing </text:span><text:span text:style-name="T2">Course</text:span><text:span text:style-name="T5"> information.</text:span>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5">Normal Flow</text:p>
          </table:table-cell>
          <table:table-cell table:style-name="Table30.B5" table:number-columns-spanned="3" office:value-type="string">
            <text:list text:style-name="WW8Num11">
              <text:list-item>
                <text:p text:style-name="P16"><text:span text:style-name="T5">Actor selects </text:span><text:span text:style-name="T2">Course</text:span></text:p>
              </text:list-item>
              <text:list-item>
                <text:p text:style-name="P16"><text:span text:style-name="T5">System displays </text:span><text:span text:style-name="T2">Course</text:span></text:p>
              </text:list-item>
              <text:list-item>
                <text:p text:style-name="P21">Actor selects “Export”</text:p>
              </text:list-item>
              <text:list-item>
                <text:p text:style-name="P21">System prompts for a destination to store exported data.</text:p>
              </text:list-item>
              <text:list-item>
                <text:p text:style-name="P21">Actor provides a destination</text:p>
              </text:list-item>
              <text:list-item>
                <text:p text:style-name="P21">Actor selects to download to given destination</text:p>
              </text:list-item>
              <text:list-item>
                <text:p text:style-name="P26"><text:span text:style-name="T5">System generates a </text:span><text:span text:style-name="T15">File</text:span><text:span text:style-name="T17"> with all </text:span><text:span text:style-name="T15">Course </text:span><text:span text:style-name="T17">attributes</text:span></text:p>
              </text:list-item>
              <text:list-item>
                <text:p><text:span text:style-name="T5">System downloads </text:span><text:span text:style-name="T2">File </text:span><text:span text:style-name="T8">to given destination</text:span></text:p>
              </text:list-item>
              <text:list-item>
                <text:p text:style-name="P20">System returns to step 2.</text:p>
              </text:list-item>
            </text:list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5">Alternate Flow</text:p>
          </table:table-cell>
          <table:table-cell table:style-name="Table30.B5" table:number-columns-spanned="3" office:value-type="string">
            <text:p text:style-name="P6">None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1">Frequency of Use</text:p>
          </table:table-cell>
          <table:table-cell table:style-name="Table30.B5" table:number-columns-spanned="3" office:value-type="string">
            <text:p text:style-name="P3">Once a quarter.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4"><text:span text:style-name="T1">Exceptions</text:span><text:span text:style-name="T5"> </text:span></text:p>
          </table:table-cell>
          <table:table-cell table:style-name="Table30.B5" table:number-columns-spanned="3" office:value-type="string">
            <text:p text:style-name="P3">If exporting fails then an error message is displayed. Exporting can fail due to an inconsistency with the storage or a network error.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1">Includes </text:p>
          </table:table-cell>
          <table:table-cell table:style-name="Table30.B5" table:number-columns-spanned="3" office:value-type="string">
            <text:p text:style-name="P3">None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1">Special Requirements </text:p>
          </table:table-cell>
          <table:table-cell table:style-name="Table30.B5" table:number-columns-spanned="3" office:value-type="string">
            <text:p text:style-name="P6">Actor must have access to program that can display the downloaded file. 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1">Assumptions </text:p>
          </table:table-cell>
          <table:table-cell table:style-name="Table30.B5" table:number-columns-spanned="3" office:value-type="string">
            <text:p text:style-name="P6">None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1">Notes and Issues </text:p>
          </table:table-cell>
          <table:table-cell table:style-name="Table30.B5" table:number-columns-spanned="3" office:value-type="string">
            <text:p text:style-name="P5">Teacher Assistant <text:span text:style-name="T11">must have </text:span>Manage Course Permission <text:span text:style-name="T11">to perform this action.</text:span>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4"><text:span text:style-name="T2">Priority </text:span><text:span text:style-name="T5"><text:s/></text:span></text:p>
          </table:table-cell>
          <table:table-cell table:style-name="Table30.B5" table:number-columns-spanned="3" office:value-type="string">
            <text:p text:style-name="P6">Medium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evel_20_3_20_text" style:display-name="level 3 text" style:family="paragraph" style:parent-style-name="Standard">
      <style:paragraph-properties fo:margin-left="0.9374in" fo:margin-right="0in" fo:line-height="0.1528in" fo:text-indent="-0.4972in" style:auto-text-indent="false"/>
      <style:text-properties style:font-name="Arial" fo:font-size="11pt" fo:font-style="italic" style:font-size-asian="11pt" style:font-style-asian="italic"/>
    </style:style>
    <style:style style:name="WW8Num10z0" style:family="text">
      <style:text-properties fo:font-weight="normal" style:font-weight-asian="normal" style:font-weight-complex="normal"/>
    </style:style>
    <style:style style:name="WW8Num11z2" style:family="text">
      <style:text-properties fo:font-weight="normal" style:font-weight-asian="normal" style:font-weight-complex="norma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0">
      <text:list-level-style-number text:level="1" text:style-name="WW8Num10z0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WW8Num10z0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WW8Num11z2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Viktor Gerdin</meta:initial-creator>
    <meta:creation-date>2009-03-12T12:22:20</meta:creation-date>
    <dc:creator>Viktor Gerdin</dc:creator>
    <dc:date>2009-03-12T15:26:21</dc:date>
    <meta:editing-cycles>8</meta:editing-cycles>
    <meta:editing-duration>PT1H57M4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3" meta:paragraph-count="194" meta:word-count="866" meta:character-count="5284"/>
  </office:meta>
</office:document-meta>
</file>